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98cm" fo:min-width="3.14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color="#999999" draw:fill-color="#999999" draw:textarea-horizontal-align="justify" draw:textarea-vertical-align="middle" draw:auto-grow-height="false" fo:min-height="0cm" fo:min-width="0.743cm"/>
    </style:style>
    <style:style style:name="P1" style:family="paragraph">
      <style:paragraph-properties fo:text-align="center" style:writing-mode="lr-tb"/>
      <style:text-properties style:font-name="Ubuntu"/>
    </style:style>
    <style:style style:name="P2" style:family="paragraph">
      <loext:graphic-properties draw:fill="none" draw:fill-color="#000000"/>
      <style:paragraph-properties fo:text-align="center" style:writing-mode="lr-tb"/>
      <style:text-properties style:font-name="Ubuntu"/>
    </style:style>
    <style:style style:name="P3" style:family="paragraph">
      <loext:graphic-properties draw:fill-color="#999999"/>
      <style:paragraph-properties fo:text-align="center"/>
    </style:style>
    <style:style style:name="T1" style:family="text">
      <style:text-properties style:font-name="Ubuntu"/>
    </style:style>
    <style:style style:name="T2" style:family="text">
      <style:text-properties style:font-name="Ubuntu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2cm" svg:height="3.2cm" svg:x="5.3cm" svg:y="0.05cm">
          <text:p text:style-name="P1"><text:span text:style-name="T1">Ba</text:span><text:span text:style-name="T1">ck</text:span><text:span text:style-name="T1">en</text:span><text:span text:style-name="T1">d</text:span></text:p>
          <text:p text:style-name="P1"><text:span text:style-name="T2">Ja</text:span><text:span text:style-name="T2">va </text:span><text:span text:style-name="T2">Sp</text:span><text:span text:style-name="T2">rin</text:span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2cm" svg:height="3.2cm" svg:x="0.1cm" svg:y="3.75cm">
          <text:p text:style-name="P1"><text:span text:style-name="T1">Front Main</text:span></text:p>
          <text:p text:style-name="P1"><text:span text:style-name="T2">Angul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371cm" svg:height="0.474cm" draw:transform="rotate (2.19928939043805) translate (10.759cm 4.156cm)">
          <text:p/>
          <draw:enhanced-geometry svg:viewBox="0 0 21600 21600" draw:text-areas="?f5 ?f1 ?f6 ?f3" draw:type="left-right-arrow" draw:modifiers="4033.97876327295 8079.8004987531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1.371cm" svg:height="0.474cm" draw:transform="rotate (0.942652329002137) translate (4.654cm 3.876cm)">
          <text:p/>
          <draw:enhanced-geometry svg:viewBox="0 0 21600 21600" draw:text-areas="?f5 ?f1 ?f6 ?f3" draw:type="left-right-arrow" draw:modifiers="4033.97876327295 8079.8004987531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2" draw:layer="layout" svg:width="5.2cm" svg:height="3.2cm" svg:x="5.301cm" svg:y="5.251cm">
          <text:p text:style-name="P1"><text:span text:style-name="T1">Front Automate</text:span></text:p>
          <text:p text:style-name="P1"><text:span text:style-name="T2">Angul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2cm" svg:height="3.2cm" svg:x="10.502cm" svg:y="3.752cm">
          <text:p text:style-name="P1"><text:span text:style-name="T1">Front Advisor</text:span></text:p>
          <text:p text:style-name="P1"><text:span text:style-name="T2">Angul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371cm" svg:height="0.474cm" draw:transform="rotate (1.5707963267949) translate (7.7cm 4.971cm)">
          <text:p/>
          <draw:enhanced-geometry svg:viewBox="0 0 21600 21600" draw:text-areas="?f5 ?f1 ?f6 ?f3" draw:type="left-right-arrow" draw:modifiers="4033.97876327295 8079.8004987531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8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3T18:40:33.413986023</meta:creation-date>
    <dc:date>2022-07-20T17:26:25.873761319</dc:date>
    <meta:editing-duration>PT21M40S</meta:editing-duration>
    <meta:editing-cycles>9</meta:editing-cycles>
    <meta:generator>LibreOffice/7.3.4.2$Linux_X86_64 LibreOffice_project/30$Build-2</meta:generator>
    <meta:document-statistic meta:object-count="7"/>
  </office:meta>
</office:document-meta>
</file>